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heelmap">
      <style:graphic-properties fo:min-height="0.242cm" fo:min-width="1.592cm"/>
    </style:style>
    <style:style style:name="gr2" style:family="graphic" style:parent-style-name="Wheelmap">
      <style:graphic-properties fo:min-height="0.9cm" fo:min-width="4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Wheelmap">
      <style:graphic-properties fo:min-height="1.5cm" fo:min-width="1.95cm"/>
    </style:style>
    <style:style style:name="gr5" style:family="graphic" style:parent-style-name="Wheelmap">
      <style:graphic-properties fo:min-height="0.7cm" fo:min-width="4.25cm"/>
    </style:style>
    <style:style style:name="gr6" style:family="graphic" style:parent-style-name="Wheelmap">
      <style:graphic-properties fo:min-height="0.432cm" fo:min-width="3.99cm"/>
    </style:style>
    <style:style style:name="gr7" style:family="graphic" style:parent-style-name="Wheelmap">
      <style:graphic-properties fo:min-height="0.8cm" fo:min-width="6.05cm"/>
    </style:style>
    <style:style style:name="gr8" style:family="graphic" style:parent-style-name="Hinweis-Zahl">
      <style:graphic-properties draw:fill-color="#ffd320"/>
    </style:style>
    <style:style style:name="gr9" style:family="graphic" style:parent-style-name="Hinweis-Zahl">
      <style:graphic-properties fo:min-height="0.266cm" fo:min-width="0.016cm"/>
    </style:style>
    <style:style style:name="gr10" style:family="graphic" style:parent-style-name="Hinweis-Zahl">
      <style:graphic-properties draw:fill-color="#ffd320" fo:min-height="0.266cm" fo:min-width="0.016cm"/>
    </style:style>
    <style:style style:name="gr11" style:family="graphic" style:parent-style-name="Wheelmap">
      <style:graphic-properties fo:min-height="0.9cm" fo:min-width="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xml:id="id4" draw:id="id4" draw:layer="layout" svg:width="2.2cm" svg:height="0.6cm" svg:x="4.9cm" svg:y="3cm">
          <text:p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xml:id="id2" draw:id="id2" draw:layer="layout" svg:width="5cm" svg:height="1.2cm" svg:x="10.9cm" svg:y="11.9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5cm" svg:y1="12.5cm" svg:x2="10.9cm" svg:y2="12.5cm" draw:start-shape="id1" draw:start-glue-point="7" draw:end-shape="id2" draw:end-glue-point="3" svg:d="M8500 12500h2400" svg:viewBox="0 0 2401 1">
          <text:p/>
        </draw:connector>
        <draw:frame draw:style-name="Wheelmap" draw:layer="layout" svg:width="1.4cm" svg:height="0.6cm" svg:x="8.8cm" svg:y="11.8cm">
          <draw:text-box>
            <text:p>nein</text:p>
          </draw:text-box>
        </draw:frame>
        <draw:custom-shape draw:style-name="gr4" xml:id="id1" draw:id="id1" draw:layer="layout" svg:width="5cm" svg:height="3.6cm" svg:x="3.5cm" svg:y="10.7cm">
          <text:p>gibt es ein offenes</text:p>
          <text:p>Changeset, das</text:p>
          <text:p>Platz hat für die</text:p>
          <text:p>neue Änder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Wheelmap" draw:layer="layout" svg:width="1cm" svg:height="0.6cm" svg:x="4.8cm" svg:y="14.7cm">
          <draw:text-box>
            <text:p>ja</text:p>
          </draw:text-box>
        </draw:frame>
        <draw:custom-shape draw:style-name="gr5" xml:id="id7" draw:id="id7" draw:layer="layout" svg:width="4.8cm" svg:height="1cm" svg:x="3.6cm" svg:y="18.6cm">
          <text:p>speichere die Änderung</text:p>
          <text:p>im aktuellen Changes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cm" svg:y1="14.3cm" svg:x2="6cm" svg:y2="16cm" draw:start-shape="id1" draw:start-glue-point="6" draw:end-shape="id3" draw:end-glue-point="0" svg:d="M6000 14300v1700" svg:viewBox="0 0 1 1701">
          <text:p/>
        </draw:connector>
        <draw:custom-shape draw:style-name="gr6" xml:id="id5" draw:id="id5" draw:layer="layout" svg:width="6.2cm" svg:height="1cm" svg:x="2.9cm" svg:y="4.4cm">
          <text:p>es gibt eine neue Änderung, </text:p>
          <text:p>die von der Wheelmap kommt</text:p>
          <draw:enhanced-geometry svg:viewBox="0 0 21600 21600" draw:glue-points="?f6 0 10800 ?f8 ?f11 10800 ?f9 21600 10800 ?f10 ?f5 10800" draw:text-areas="?f3 ?f3 ?f4 ?f4" draw:type="parallelogram" draw:modifiers="2745.79539367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6cm" svg:y1="3.6cm" svg:x2="6cm" svg:y2="4.4cm" draw:start-shape="id4" draw:start-glue-point="2" draw:end-shape="id5" draw:end-glue-point="5" svg:d="M6000 3600v800" svg:viewBox="0 0 1 801">
          <text:p/>
        </draw:connector>
        <draw:custom-shape draw:style-name="gr7" xml:id="id3" draw:id="id3" draw:layer="layout" svg:width="6.6cm" svg:height="1.1cm" svg:x="2.7cm" svg:y="16cm">
          <text:p>speicher die Änderung mit der </text:p>
          <text:p>Changeset-ID im Flächen-Wäch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9cm" svg:y1="12.5cm" svg:x2="9.3cm" svg:y2="16.55cm" draw:start-shape="id2" draw:start-glue-point="1" draw:end-shape="id3" draw:end-glue-point="1" svg:d="M15900 12500h525v4050h-7125" svg:viewBox="0 0 7126 4051">
          <text:p/>
        </draw:connector>
        <draw:custom-shape draw:style-name="gr8" draw:text-style-name="P2" draw:layer="layout" svg:width="0.8cm" svg:height="0.8cm" svg:x="8.5cm" svg:y="3.425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0.8cm" svg:height="0.8cm" svg:x="7.2cm" svg:y="2.5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8.7cm" svg:y="6.2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9.7cm" svg:y="7.9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4.5cm" svg:y="10.4cm">
          <text:p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11.3cm" svg:y="10.8cm">
          <text:p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8.1cm" svg:y="15cm">
          <text:p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7.5cm" svg:y="17.6cm">
          <text:p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xml:id="id6" draw:id="id6" draw:layer="layout" svg:width="5cm" svg:height="1.2cm" svg:x="3.5cm" svg:y="6.2cm">
          <text:p>prüfe welche Changesets</text:p>
          <text:p>geschlossen werden müsse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6cm" svg:y1="5.4cm" svg:x2="6cm" svg:y2="6.2cm" draw:start-shape="id5" draw:start-glue-point="8" draw:end-shape="id6" draw:end-glue-point="0" svg:d="M6000 5400v526-251 525" svg:viewBox="0 0 1 801">
          <text:p/>
        </draw:connector>
        <draw:custom-shape draw:style-name="gr11" xml:id="id8" draw:id="id8" draw:layer="layout" svg:width="7cm" svg:height="1.2cm" svg:x="2.5cm" svg:y="8cm">
          <text:p>entferne alle geschlossenen Changesets</text:p>
          <text:p>aus dem Speicher des Flächen-Wächter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17.1cm" svg:x2="6cm" svg:y2="18.6cm" draw:start-shape="id3" draw:start-glue-point="2" draw:end-shape="id7" draw:end-glue-point="0" svg:d="M6000 17100v1500" svg:viewBox="0 0 1 1501">
          <text:p/>
        </draw:connector>
        <draw:connector draw:style-name="gr3" draw:text-style-name="P1" draw:layer="layout" draw:type="line" svg:x1="6cm" svg:y1="7.4cm" svg:x2="6cm" svg:y2="8cm" draw:start-shape="id6" draw:start-glue-point="2" draw:end-shape="id8" draw:end-glue-point="0" svg:d="M6000 7400v600" svg:viewBox="0 0 1 601">
          <text:p/>
        </draw:connector>
        <draw:connector draw:style-name="gr3" draw:text-style-name="P1" draw:layer="layout" draw:type="line" svg:x1="6cm" svg:y1="9.2cm" svg:x2="6cm" svg:y2="10.7cm" draw:start-shape="id8" draw:start-glue-point="2" draw:end-shape="id1" draw:end-glue-point="4" svg:d="M6000 9200v1500" svg:viewBox="0 0 1 1501">
          <text:p/>
        </draw:connector>
        <draw:connector draw:style-name="gr3" draw:text-style-name="P1" draw:layer="layout" draw:line-skew="0cm 8.874cm" svg:x1="6cm" svg:y1="19.6cm" svg:x2="8.706cm" svg:y2="4.9cm" draw:start-shape="id7" draw:start-glue-point="2" draw:end-shape="id5" draw:end-glue-point="6" svg:d="M6000 19600v525h12500v-15225h-9794" svg:viewBox="0 0 12501 152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hatch draw:name="Hatching_20_47" draw:display-name="Hatching 47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leiner_20_Text" style:display-name="kleiner Text" style:family="graphic" style:parent-style-name="text">
      <style:graphic-properties draw:stroke-dash="Dashed_20__28_var_29__20_1" draw:fill-gradient-name="Gradient_20_8" draw:fill-hatch-name="Hatching_20_46" draw:fill-image-name="Bitmape_20_1" draw:fill-image-width="0cm" draw:fill-image-height="0cm" draw:textarea-horizontal-align="center" draw:textarea-vertical-align="middle" draw:auto-grow-width="true" fo:padding-top="0.2cm" fo:padding-bottom="0.2cm" fo:padding-left="0.2cm" fo:padding-right="0.2cm"/>
      <style:text-properties fo:font-size="10pt"/>
    </style:style>
    <style:style style:name="Zeitstrahl" style:family="graphic" style:parent-style-name="objectwithoutfill">
      <style:graphic-properties draw:stroke-dash="Dashed_20__28_var_29__20_1" svg:stroke-width="0.02cm" draw:marker-start-width="0.25cm" draw:marker-end-width="0.25cm" draw:fill-gradient-name="Gradient_20_8" draw:fill-hatch-name="Hatching_20_46" draw:fill-image-name="Bitmape_20_1"/>
    </style:style>
    <style:style style:name="Zeitstrahl_20_fett" style:display-name="Zeitstrahl fett" style:family="graphic" style:parent-style-name="Zeitstrahl">
      <style:graphic-properties svg:stroke-width="0.05cm" draw:marker-start-width="0.29cm" draw:marker-end-width="0.29cm"/>
    </style:style>
    <style:style style:name="Hinweis_20_Text" style:display-name="Hinweis Text" style:family="graphic" style:parent-style-name="standard">
      <style:graphic-properties draw:stroke-dash="Dashed_20__28_var_29__20_1" svg:stroke-color="#000000" draw:fill="none" draw:fill-gradient-name="Gradient_20_8" draw:fill-hatch-name="Hatching_20_46" draw:fill-image-name="Bitmape_20_1" draw:fill-image-width="0cm" draw:fill-image-height="0cm" draw:textarea-horizontal-align="left" draw:auto-grow-width="true"/>
      <style:text-properties fo:font-size="10pt"/>
    </style:style>
    <style:style style:name="Event" style:family="graphic" style:parent-style-name="objectwithoutfill">
      <style:graphic-properties draw:stroke-dash="Dashed_20__28_var_29__20_1" svg:stroke-width="0.02cm" svg:stroke-color="#ff0000" draw:marker-start-width="0.23cm" draw:marker-end="Arrow" draw:marker-end-width="0.23cm" draw:fill-gradient-name="Gradient_20_8" draw:fill-hatch-name="Hatching_20_46" draw:fill-image-name="Bitmape_20_1"/>
    </style:style>
    <style:style style:name="Zeit" style:family="graphic" style:parent-style-name="objectwithoutfill">
      <style:graphic-properties draw:stroke-dash="Dashed_20__28_var_29__20_1" svg:stroke-width="0.02cm" svg:stroke-color="#ff00ff" draw:marker-start-width="0.23cm" draw:marker-end="Arrow" draw:marker-end-width="0.23cm" draw:fill-gradient-name="Gradient_20_8" draw:fill-hatch-name="Hatching_20_46" draw:fill-image-name="Bitmape_20_1"/>
    </style:style>
    <style:style style:name="Zeit_20__28_Hinweis_29_" style:display-name="Zeit (Hinweis)" style:family="graphic" style:parent-style-name="Zeit">
      <style:graphic-properties draw:stroke="dash" draw:stroke-dash="Ultrafine_20_2_20_Dots_20_3_20_Dashes"/>
    </style:style>
    <style:style style:name="Wheelmap" style:family="graphic" style:parent-style-name="standard">
      <style:graphic-properties draw:stroke-dash="Dashed_20__28_var_29__20_1" svg:stroke-width="0.05cm" svg:stroke-color="#000000" draw:marker-start-width="0.275cm" draw:marker-end-width="0.275cm" draw:fill="none" draw:fill-gradient-name="Gradient_20_9" draw:fill-hatch-name="Hatching_20_47" draw:fill-image-name="Bitmape_20_1" draw:textarea-horizontal-align="justify" draw:textarea-vertical-align="middle" draw:auto-grow-height="false" fo:min-height="0.654cm" fo:min-width="2.204cm" fo:padding-top="0.15cm" fo:padding-bottom="0.15cm" fo:padding-left="0.275cm" fo:padding-right="0.275cm"/>
      <style:paragraph-properties fo:text-align="center"/>
      <style:text-properties fo:font-size="10pt"/>
    </style:style>
    <style:style style:name="Hinweis-Zahl" style:family="graphic" style:parent-style-name="standard">
      <style:graphic-properties svg:stroke-width="0.05cm" svg:stroke-color="#000000" draw:marker-start-width="0.275cm" draw:marker-end-width="0.275cm" draw:fill-color="#ffd320" draw:textarea-horizontal-align="justify" draw:textarea-vertical-align="middle" draw:auto-grow-height="false" fo:min-height="0.316cm" fo:min-width="0.066cm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14T21:00:22.753000000</dc:date>
    <meta:editing-duration>PT34M40S</meta:editing-duration>
    <meta:editing-cycles>8</meta:editing-cycles>
    <meta:generator>LibreOffice/5.0.3.2$Windows_x86 LibreOffice_project/e5f16313668ac592c1bfb310f4390624e3dbfb75</meta:generator>
    <meta:document-statistic meta:object-count="27"/>
  </office:meta>
</office:document-meta>
</file>